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035c4b" officeooo:paragraph-rsid="00035c4b"/>
    </style:style>
    <style:style style:name="P2" style:family="paragraph" style:parent-style-name="Standard">
      <style:paragraph-properties fo:line-height="100%"/>
      <style:text-properties fo:font-size="16pt" officeooo:rsid="00035c4b" officeooo:paragraph-rsid="00035c4b"/>
    </style:style>
    <style:style style:name="P3" style:family="paragraph" style:parent-style-name="Standard">
      <style:paragraph-properties fo:line-height="100%"/>
      <style:text-properties fo:font-size="12pt" officeooo:rsid="0023aa11" officeooo:paragraph-rsid="000532b3"/>
    </style:style>
    <style:style style:name="P4" style:family="paragraph" style:parent-style-name="Standard">
      <style:paragraph-properties fo:line-height="100%"/>
      <style:text-properties fo:font-size="12pt" officeooo:rsid="000532b3" officeooo:paragraph-rsid="000532b3"/>
    </style:style>
    <style:style style:name="P5" style:family="paragraph" style:parent-style-name="Standard">
      <style:paragraph-properties fo:line-height="100%"/>
      <style:text-properties fo:font-size="12pt" officeooo:rsid="00069b65" officeooo:paragraph-rsid="00069b65"/>
    </style:style>
    <style:style style:name="P6" style:family="paragraph" style:parent-style-name="Standard">
      <style:paragraph-properties fo:line-height="100%" fo:break-before="page"/>
      <style:text-properties fo:font-size="12pt" officeooo:rsid="000532b3" officeooo:paragraph-rsid="000532b3"/>
    </style:style>
    <style:style style:name="P7" style:family="paragraph" style:parent-style-name="Standard" style:list-style-name="L1">
      <style:paragraph-properties fo:line-height="100%"/>
      <style:text-properties fo:font-size="12pt" officeooo:rsid="00069b65" officeooo:paragraph-rsid="00069b65"/>
    </style:style>
    <style:style style:name="P8" style:family="paragraph" style:parent-style-name="Standard" style:list-style-name="L2">
      <style:paragraph-properties fo:line-height="100%"/>
      <style:text-properties fo:font-size="12pt" officeooo:rsid="00069b65" officeooo:paragraph-rsid="00069b65"/>
    </style:style>
    <style:style style:name="P9" style:family="paragraph" style:parent-style-name="Standard" style:list-style-name="L3">
      <style:paragraph-properties fo:line-height="100%"/>
      <style:text-properties fo:font-size="12pt" officeooo:rsid="00069b65" officeooo:paragraph-rsid="000b5dfa"/>
    </style:style>
    <style:style style:name="P10" style:family="paragraph" style:parent-style-name="Standard">
      <style:paragraph-properties fo:line-height="100%"/>
      <style:text-properties fo:font-size="12pt" officeooo:rsid="00069b65" officeooo:paragraph-rsid="00069b65"/>
    </style:style>
    <style:style style:name="P11" style:family="paragraph" style:parent-style-name="Standard" style:list-style-name="L2">
      <style:paragraph-properties fo:line-height="100%"/>
      <style:text-properties fo:font-size="12pt" officeooo:rsid="00082969" officeooo:paragraph-rsid="00082969"/>
    </style:style>
    <style:style style:name="P12" style:family="paragraph" style:parent-style-name="Standard" style:list-style-name="L3">
      <style:paragraph-properties fo:line-height="100%"/>
      <style:text-properties fo:font-size="12pt" officeooo:rsid="00082969" officeooo:paragraph-rsid="00082969"/>
    </style:style>
    <style:style style:name="P13" style:family="paragraph" style:parent-style-name="Standard" style:list-style-name="L3">
      <style:paragraph-properties fo:line-height="100%"/>
      <style:text-properties fo:font-size="12pt" officeooo:rsid="000b5dfa" officeooo:paragraph-rsid="000b5dfa"/>
    </style:style>
    <style:style style:name="P14" style:family="paragraph" style:parent-style-name="Standard" style:list-style-name="L3">
      <style:paragraph-properties fo:line-height="100%"/>
      <style:text-properties fo:font-size="12pt" officeooo:rsid="000977fb" officeooo:paragraph-rsid="000977fb"/>
    </style:style>
    <style:style style:name="P15" style:family="paragraph" style:parent-style-name="Standard">
      <style:paragraph-properties fo:line-height="100%"/>
      <style:text-properties fo:font-size="12pt" officeooo:rsid="000977fb" officeooo:paragraph-rsid="000977fb"/>
    </style:style>
    <style:style style:name="P16" style:family="paragraph" style:parent-style-name="Standard" style:list-style-name="L5">
      <style:paragraph-properties fo:line-height="100%"/>
      <style:text-properties fo:font-size="12pt" officeooo:rsid="00023b08" officeooo:paragraph-rsid="000f0477"/>
    </style:style>
    <style:style style:name="P17" style:family="paragraph" style:parent-style-name="Standard" style:list-style-name="L3">
      <style:paragraph-properties fo:line-height="100%"/>
      <style:text-properties fo:font-size="12pt" officeooo:rsid="00023b08" officeooo:paragraph-rsid="000f0477"/>
    </style:style>
    <style:style style:name="P18" style:family="paragraph" style:parent-style-name="Standard" style:list-style-name="L1">
      <style:paragraph-properties fo:line-height="100%"/>
      <style:text-properties fo:font-size="12pt" officeooo:rsid="000f0477" officeooo:paragraph-rsid="000f0477"/>
    </style:style>
    <style:style style:name="P19" style:family="paragraph" style:parent-style-name="Standard" style:list-style-name="L2">
      <style:paragraph-properties fo:line-height="100%"/>
      <style:text-properties fo:font-size="12pt" fo:font-weight="normal" officeooo:rsid="00082969" officeooo:paragraph-rsid="000f0477" style:font-weight-asian="normal" style:font-weight-complex="normal"/>
    </style:style>
    <style:style style:name="P20" style:family="paragraph" style:parent-style-name="Standard" style:list-style-name="L2">
      <style:text-properties officeooo:paragraph-rsid="000f0477"/>
    </style:style>
    <style:style style:name="P21" style:family="paragraph" style:parent-style-name="Standard" style:list-style-name="L2">
      <style:paragraph-properties fo:line-height="100%"/>
      <style:text-properties fo:font-size="14pt" fo:font-weight="bold" officeooo:rsid="00069b65" officeooo:paragraph-rsid="00069b65" style:font-weight-asian="bold" style:font-weight-complex="bold"/>
    </style:style>
    <style:style style:name="P22" style:family="paragraph" style:parent-style-name="Standard" style:list-style-name="L2">
      <style:paragraph-properties fo:line-height="100%"/>
      <style:text-properties fo:font-size="14pt" fo:font-weight="bold" officeooo:rsid="00082969" officeooo:paragraph-rsid="00082969" style:font-weight-asian="bold" style:font-weight-complex="bold"/>
    </style:style>
    <style:style style:name="P23" style:family="paragraph" style:parent-style-name="Standard" style:list-style-name="L2">
      <style:text-properties fo:font-size="14pt" fo:font-weight="bold" officeooo:rsid="00023b08" officeooo:paragraph-rsid="000f0477" style:font-weight-asian="bold" style:font-weight-complex="bold"/>
    </style:style>
    <style:style style:name="P24" style:family="paragraph" style:parent-style-name="Standard" style:list-style-name="L2">
      <style:paragraph-properties fo:line-height="100%"/>
      <style:text-properties officeooo:paragraph-rsid="00082969"/>
    </style:style>
    <style:style style:name="P25" style:family="paragraph" style:parent-style-name="Standard">
      <style:paragraph-properties fo:line-height="100%"/>
      <style:text-properties officeooo:rsid="00035c4b" officeooo:paragraph-rsid="00035c4b"/>
    </style:style>
    <style:style style:name="P26" style:family="paragraph" style:parent-style-name="Standard">
      <style:paragraph-properties fo:line-height="100%"/>
      <style:text-properties officeooo:rsid="000f0477" officeooo:paragraph-rsid="000f0477"/>
    </style:style>
    <style:style style:name="P27" style:family="paragraph" style:parent-style-name="Standard" style:list-style-name="L4">
      <style:paragraph-properties fo:line-height="100%"/>
      <style:text-properties officeooo:rsid="000f0477" officeooo:paragraph-rsid="000f0477"/>
    </style:style>
    <style:style style:name="P28" style:family="paragraph" style:parent-style-name="Standard">
      <style:text-properties officeooo:rsid="000f0477" officeooo:paragraph-rsid="000f0477"/>
    </style:style>
    <style:style style:name="P29" style:family="paragraph" style:parent-style-name="Standard" style:list-style-name="L5">
      <style:text-properties officeooo:rsid="00023b08" officeooo:paragraph-rsid="000f0477"/>
    </style:style>
    <style:style style:name="P30" style:family="paragraph" style:parent-style-name="Standard">
      <style:text-properties officeooo:rsid="00023b08" officeooo:paragraph-rsid="000f0477"/>
    </style:style>
    <style:style style:name="P31" style:family="paragraph" style:parent-style-name="Standard" style:list-style-name="L3">
      <style:text-properties officeooo:rsid="00023b08" officeooo:paragraph-rsid="000f0477"/>
    </style:style>
    <style:style style:name="P32" style:family="paragraph" style:parent-style-name="Standard" style:list-style-name="L5">
      <style:text-properties officeooo:paragraph-rsid="000f0477"/>
    </style:style>
    <style:style style:name="P33" style:family="paragraph" style:parent-style-name="Standard">
      <style:paragraph-properties fo:line-height="100%" fo:break-before="page"/>
      <style:text-properties fo:font-size="12pt" officeooo:rsid="00069b65" officeooo:paragraph-rsid="00069b65"/>
    </style:style>
    <style:style style:name="T1" style:family="text">
      <style:text-properties officeooo:rsid="000532b3"/>
    </style:style>
    <style:style style:name="T2" style:family="text">
      <style:text-properties fo:font-size="12pt" officeooo:rsid="00082969"/>
    </style:style>
    <style:style style:name="T3" style:family="text">
      <style:text-properties fo:font-size="12pt" fo:font-weight="bold" officeooo:rsid="00082969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23b08" style:font-weight-asian="bold" style:font-weight-complex="bold"/>
    </style:style>
    <style:style style:name="T6" style:family="text">
      <style:text-properties officeooo:rsid="000b5dfa"/>
    </style:style>
    <style:style style:name="T7" style:family="text">
      <style:text-properties officeooo:rsid="00023b0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amos responsables</text:p>
      <text:p text:style-name="P1"/>
      <text:p text:style-name="P26">Notions :</text:p>
      <text:list xml:id="list2544957862593446377" text:style-name="L4">
        <text:list-item>
          <text:p text:style-name="P27">Espacios e Intercambios</text:p>
        </text:list-item>
        <text:list-item>
          <text:p text:style-name="P27">Idea del Progreso</text:p>
        </text:list-item>
      </text:list>
      <text:p text:style-name="P1"/>
      <text:p text:style-name="P1">proteger</text:p>
      <text:p text:style-name="P1">el medio ambiente</text:p>
      <text:p text:style-name="P1">el desa<text:span text:style-name="T6">r</text:span>rollo</text:p>
      <text:p text:style-name="P1">sensibilización</text:p>
      <text:p text:style-name="P1">el turismo verde</text:p>
      <text:p text:style-name="P1">protección de los animales</text:p>
      <text:p text:style-name="P1">la ecología</text:p>
      <text:p text:style-name="P1">ahorrar</text:p>
      <text:p text:style-name="P1">el peligro</text:p>
      <text:p text:style-name="P1">las energías</text:p>
      <text:p text:style-name="P1">el turismo de masa</text:p>
      <text:p text:style-name="P1">no degradar el planeta</text:p>
      <text:p text:style-name="P1">la naturaleza</text:p>
      <text:p text:style-name="P1"/>
      <text:p text:style-name="P26">Problématique :</text:p>
      <text:p text:style-name="P26"><text:tab/>Est-ce que le tourisme de masse est une avancée sociale ?</text:p>
      <text:p text:style-name="P6">P. 50</text:p>
      <text:p text:style-name="P3">Correction :</text:p>
      <text:p text:style-name="P3"/>
      <text:p text:style-name="P3">Este documento es una foto.</text:p>
      <text:p text:style-name="P3">Es una playa de España, <text:span text:style-name="T1">en la costa este</text:span>.</text:p>
      <text:p text:style-name="P4">Es una foto de Benidorm.</text:p>
      <text:p text:style-name="P4">La foto muestra una invasión de turistas.</text:p>
      <text:p text:style-name="P5">Podemos ver muchas sombrillas</text:p>
      <text:p text:style-name="P5">→ <text:tab/>No podemos ver la arena</text:p>
      <text:p text:style-name="P5">La gente está amontonada</text:p>
      <text:p text:style-name="P5">→ <text:tab/>La gente degrada el paisaje</text:p>
      <text:p text:style-name="P5"><text:tab/>Están de vacaciones</text:p>
      <text:p text:style-name="P5">Las personas están bañándose a orillas del mar</text:p>
      <text:p text:style-name="P5">No disfrutan del mar ni del paisaje</text:p>
      <text:p text:style-name="P5"/>
      <text:p text:style-name="P30">Es posible que la gente ponga en peligro la naturaleza</text:p>
      <text:p text:style-name="P30"/>
      <text:p text:style-name="P28">Notions :</text:p>
      <text:list xml:id="list3238794164445576814" text:style-name="L5">
        <text:list-item>
          <text:p text:style-name="P32"><text:span text:style-name="T7">Espacios e Intercambios</text:span></text:p>
          <text:list>
            <text:list-header>
              <text:p text:style-name="P29">Turismo como <text:tab/>moviento de población</text:p>
              <text:p text:style-name="P32"><text:tab/><text:tab/><text:tab/><text:span text:style-name="T7">intercambios cultural / social / económico</text:span></text:p>
            </text:list-header>
          </text:list>
        </text:list-item>
        <text:list-item>
          <text:p text:style-name="P29">Idea del Progreso</text:p>
          <text:list>
            <text:list-header>
              <text:p text:style-name="P32"><text:span text:style-name="T7">Turismo de masa como avance social</text:span></text:p>
              <text:p text:style-name="P29">degradación → regresión</text:p>
              <text:p text:style-name="P29"><text:s/><text:tab/><text:tab/>medio ambiental</text:p>
              <text:p text:style-name="P16"><text:s/><text:tab/><text:tab/>ecológia</text:p>
            </text:list-header>
          </text:list>
        </text:list-item>
      </text:list>
      <text:p text:style-name="P5"/>
      <text:p text:style-name="P5">Méthode :</text:p>
      <text:list xml:id="list5396891033865499827" text:style-name="L1">
        <text:list-item>
          <text:p text:style-name="P7">Je décris le document</text:p>
        </text:list-item>
        <text:list-item>
          <text:p text:style-name="P7">J’analyse</text:p>
        </text:list-item>
        <text:list-item>
          <text:p text:style-name="P18">Je fais le lien avec les notions</text:p>
        </text:list-item>
      </text:list>
      <text:p text:style-name="P5"/>
      <text:p text:style-name="P5"/>
      <text:p text:style-name="P5"/>
      <text:p text:style-name="P33">Grammaire :</text:p>
      <text:list xml:id="list8507783491704290499" text:style-name="L2">
        <text:list-item>
          <text:p text:style-name="P21">Présent progressif</text:p>
          <text:list>
            <text:list-item>
              <text:p text:style-name="P8">Estar + gérondif</text:p>
            </text:list-item>
          </text:list>
        </text:list-item>
        <text:list-item>
          <text:p text:style-name="P22">Gérondif</text:p>
          <text:list>
            <text:list-item>
              <text:p text:style-name="P11">AR → Radical + ando</text:p>
            </text:list-item>
            <text:list-item>
              <text:p text:style-name="P11">ER-IR → Radical + iendo</text:p>
            </text:list-item>
          </text:list>
        </text:list-item>
        <text:list-item>
          <text:p text:style-name="P22">Accentuation</text:p>
          <text:list>
            <text:list-item>
              <text:p text:style-name="P11">Se termine par une voyelle, un n, ou un s</text:p>
              <text:p text:style-name="P11">→ Accentuation sur l’avant dernière syllabe</text:p>
              <text:list>
                <text:list-item>
                  <text:p text:style-name="P24"><text:span text:style-name="T2">bañ</text:span><text:span text:style-name="T3">a</text:span><text:span text:style-name="T2">ndo</text:span></text:p>
                </text:list-item>
              </text:list>
            </text:list-item>
            <text:list-item>
              <text:p text:style-name="P11">Se termine par une consonne, sauf n et s</text:p>
              <text:p text:style-name="P11">→ Accentuation sur la dernière syllabe</text:p>
            </text:list-item>
            <text:list-item>
              <text:p text:style-name="P11">Si l’accent tonique d’un mot ne respecte par la règle, on y met un accent écrit</text:p>
            </text:list-item>
          </text:list>
        </text:list-item>
        <text:list-item>
          <text:p text:style-name="P22">Enclise</text:p>
          <text:list>
            <text:list-item>
              <text:p text:style-name="P11">Infinitif, Impératif, Gérondif</text:p>
            </text:list-item>
            <text:list-item>
              <text:p text:style-name="P11">L’accent tonique n’est pas affecté → on y met un accent écrit</text:p>
              <text:list>
                <text:list-item>
                  <text:p text:style-name="P11">bañándo<text:span text:style-name="T4">se</text:span></text:p>
                </text:list-item>
              </text:list>
            </text:list-item>
          </text:list>
        </text:list-item>
        <text:list-item>
          <text:p text:style-name="P23">Tan + adj</text:p>
          <text:p text:style-name="P23">Tanto(a)(s) + nom</text:p>
          <text:list>
            <text:list-item>
              <text:p text:style-name="P20"><text:span text:style-name="T7">La gente está tan amantonada que …</text:span></text:p>
            </text:list-item>
            <text:list-item>
              <text:p text:style-name="P19"><text:span text:style-name="T7">Hay tanta gente que …</text:span></text:p>
            </text:list-item>
          </text:list>
        </text:list-item>
      </text:list>
      <text:p text:style-name="P5"/>
      <text:p text:style-name="P5"/>
      <text:p text:style-name="P5">Vocabulaire :</text:p>
      <text:list xml:id="list5536844461432143648" text:style-name="L3">
        <text:list-item>
          <text:p text:style-name="P13">El desarrollo = le développement</text:p>
        </text:list-item>
        <text:list-item>
          <text:p text:style-name="P13">Ahorrar = économiser</text:p>
        </text:list-item>
        <text:list-item>
          <text:p text:style-name="P13">El peligro = le danger</text:p>
        </text:list-item>
        <text:list-item>
          <text:p text:style-name="P13">Amontonar = empiller</text:p>
        </text:list-item>
        <text:list-item>
          <text:p text:style-name="P9">A orrillas del mar = au bord de la mer</text:p>
        </text:list-item>
        <text:list-item>
          <text:p text:style-name="P12">Una sombrilla = un parasol</text:p>
        </text:list-item>
        <text:list-item>
          <text:p text:style-name="P14">Ser malo = être méchant</text:p>
          <text:p text:style-name="P14">Estar malo = être malade</text:p>
        </text:list-item>
        <text:list-item>
          <text:p text:style-name="P31">Deducir</text:p>
        </text:list-item>
        <text:list-item>
          <text:p text:style-name="P31">Vacaciones pagadas</text:p>
        </text:list-item>
        <text:list-item>
          <text:p text:style-name="P17">El dinero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08:20:41.875000000</meta:creation-date>
    <dc:date>2018-09-10T09:49:36.394000000</dc:date>
    <meta:editing-duration>PT47M6S</meta:editing-duration>
    <meta:editing-cycles>5</meta:editing-cycles>
    <meta:generator>LibreOffice/5.1.6.2$Windows_x86 LibreOffice_project/07ac168c60a517dba0f0d7bc7540f5afa45f0909</meta:generator>
    <meta:document-statistic meta:table-count="0" meta:image-count="0" meta:object-count="0" meta:page-count="3" meta:paragraph-count="79" meta:word-count="371" meta:character-count="1871" meta:non-whitespace-character-count="1609"/>
  </office:meta>
</office:document-meta>
</file>